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286cm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stroke="none" svg:stroke-color="#000000" draw:fill="none" draw:fill-color="#ffffff" fo:min-height="1.778cm"/>
    </style:style>
    <style:style style:name="gr7" style:family="graphic" style:parent-style-name="standard">
      <style:graphic-properties draw:stroke="none" svg:stroke-color="#000000" draw:fill="none" draw:fill-color="#ffffff" fo:min-height="1.651cm"/>
    </style:style>
    <style:style style:name="gr8" style:family="graphic" style:parent-style-name="standard">
      <style:graphic-properties draw:stroke="none" svg:stroke-color="#000000" draw:fill="none" draw:fill-color="#ffffff" fo:min-height="2.4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4.826cm" svg:x="8.11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112cm" svg:height="3.937cm" svg:x="1.635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31cm" svg:height="3.81cm" svg:x="8.366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4.064cm" svg:x="15.22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04cm" svg:height="4.572cm" svg:x="1.7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04cm" svg:height="4.572cm" svg:x="13.573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04cm" svg:height="4.572cm" svg:x="6.969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445cm" svg:height="2.536cm" svg:x="9.509cm" svg:y="11.16cm">
          <draw:text-box>
            <text:p>Main</text:p>
          </draw:text-box>
        </draw:frame>
        <draw:frame draw:style-name="gr4" draw:layer="layout" svg:width="4.953cm" svg:height="1.774cm" svg:x="2.651cm" svg:y="7.35cm">
          <draw:text-box>
            <text:p>New_Game</text:p>
          </draw:text-box>
        </draw:frame>
        <draw:frame draw:style-name="gr5" draw:layer="layout" svg:width="4.318cm" svg:height="2.667cm" svg:x="9.509cm" svg:y="3.413cm">
          <draw:text-box>
            <text:p>Gameplay</text:p>
          </draw:text-box>
        </draw:frame>
        <draw:frame draw:style-name="gr6" draw:layer="layout" svg:width="3.683cm" svg:height="2.028cm" svg:x="15.986cm" svg:y="7.985cm">
          <draw:text-box>
            <text:p>Pause</text:p>
          </draw:text-box>
        </draw:frame>
        <draw:frame draw:style-name="gr7" draw:layer="layout" svg:width="11.049cm" svg:height="1.901cm" svg:x="6.08cm" svg:y="1cm">
          <draw:text-box>
            <text:p>Screens</text:p>
          </draw:text-box>
        </draw:frame>
        <draw:frame draw:style-name="gr7" draw:layer="layout" svg:width="4.191cm" svg:height="1.901cm" svg:x="3.286cm" svg:y="15.097cm">
          <draw:text-box>
            <text:p>Highscores</text:p>
          </draw:text-box>
        </draw:frame>
        <draw:frame draw:style-name="gr6" draw:layer="layout" svg:width="4.445cm" svg:height="2.028cm" svg:x="14.843cm" svg:y="15.986cm">
          <draw:text-box>
            <text:p>Settings</text:p>
          </draw:text-box>
        </draw:frame>
        <draw:frame draw:style-name="gr8" draw:layer="layout" svg:width="5.207cm" svg:height="2.663cm" svg:x="7.604cm" svg:y="20.812cm">
          <draw:text-box>
            <text:p>Exit</text:p>
          </draw:text-box>
        </draw:frame>
        <draw:line draw:style-name="gr9" draw:text-style-name="P1" draw:layer="layout" svg:x1="7.985cm" svg:y1="12.303cm" svg:x2="4.81cm" svg:y2="14.208cm">
          <text:p/>
        </draw:line>
        <draw:line draw:style-name="gr9" draw:text-style-name="P1" draw:layer="layout" svg:x1="7.477cm" svg:y1="14.716cm" svg:x2="9.255cm" svg:y2="13.954cm">
          <text:p/>
        </draw:line>
        <draw:line draw:style-name="gr9" draw:text-style-name="P1" draw:layer="layout" svg:x1="14.081cm" svg:y1="13.827cm" svg:x2="14.716cm" svg:y2="15.351cm">
          <text:p/>
        </draw:line>
        <draw:line draw:style-name="gr9" draw:text-style-name="P1" draw:layer="layout" svg:x1="16.875cm" svg:y1="14.589cm" svg:x2="15.097cm" svg:y2="12.303cm">
          <text:p/>
        </draw:line>
        <draw:line draw:style-name="gr9" draw:text-style-name="P1" draw:layer="layout" svg:x1="11.668cm" svg:y1="14.716cm" svg:x2="10.398cm" svg:y2="19.923cm">
          <text:p/>
        </draw:line>
        <draw:line draw:style-name="gr9" draw:text-style-name="P1" draw:layer="layout" svg:x1="12.557cm" svg:y1="20.558cm" svg:x2="11.795cm" svg:y2="14.589cm">
          <text:p/>
        </draw:line>
        <draw:line draw:style-name="gr9" draw:text-style-name="P1" draw:layer="layout" svg:x1="9.128cm" svg:y1="10.525cm" svg:x2="7.477cm" svg:y2="9.382cm">
          <text:p/>
        </draw:line>
        <draw:line draw:style-name="gr9" draw:text-style-name="P1" draw:layer="layout" svg:x1="7.731cm" svg:y1="6.842cm" svg:x2="8.62cm" svg:y2="4.683cm">
          <text:p/>
        </draw:line>
        <draw:line draw:style-name="gr9" draw:text-style-name="P1" draw:layer="layout" svg:x1="14.208cm" svg:y1="5.953cm" svg:x2="16.367cm" svg:y2="7.604cm">
          <text:p/>
        </draw:line>
        <draw:line draw:style-name="gr9" draw:text-style-name="P1" draw:layer="layout" svg:x1="17.637cm" svg:y1="6.842cm" svg:x2="14.208cm" svg:y2="6.08cm">
          <text:p/>
        </draw:line>
        <draw:line draw:style-name="gr9" draw:text-style-name="P1" draw:layer="layout" svg:x1="16.113cm" svg:y1="10.271cm" svg:x2="14.081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dy </meta:initial-creator>
    <meta:creation-date>2013-12-11T18:56:15</meta:creation-date>
    <dc:date>2013-12-11T19:08:56</dc:date>
    <dc:creator>Freddy </dc:creator>
    <meta:editing-duration>PT1M58S</meta:editing-duration>
    <meta:editing-cycles>2</meta:editing-cycles>
    <meta:generator>LibreOffice/3.6$Linux_X86_64 LibreOffice_project/360m1$Build-2</meta:generator>
    <meta:document-statistic meta:object-count="26"/>
  </office:meta>
</office:document-meta>
</file>